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8.983cm"/>
    </style:style>
    <style:style style:name="co3" style:family="table-column">
      <style:table-column-properties fo:break-before="auto" style:column-width="11.202cm"/>
    </style:style>
    <style:style style:name="co4" style:family="table-column">
      <style:table-column-properties fo:break-before="auto" style:column-width="9.885cm"/>
    </style:style>
    <style:style style:name="co5" style:family="table-column">
      <style:table-column-properties fo:break-before="auto" style:column-width="7.318cm"/>
    </style:style>
    <style:style style:name="co6" style:family="table-column">
      <style:table-column-properties fo:break-before="auto" style:column-width="31.425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2.434cm" fo:break-before="auto" style:use-optimal-row-height="false"/>
    </style:style>
    <style:style style:name="ro3" style:family="table-row">
      <style:table-row-properties style:row-height="3.29cm" fo:break-before="auto" style:use-optimal-row-height="fals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2.23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font-name="Arial2" fo:font-size="12pt" style:font-size-asian="12pt" style:font-name-complex="Calibri" style:font-size-complex="12pt"/>
    </style:style>
    <style:style style:name="ce8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8000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20_Built-in_20_Normal" style:data-style-name="N8000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style:font-name="Arial1" fo:font-size="12pt" style:font-size-asian="12pt" style:font-name-complex="Arial1" style:font-size-complex="12pt"/>
    </style:style>
    <style:style style:name="T2" style:family="text">
      <style:text-properties style:font-name="Arial2" fo:font-size="12pt" style:font-size-asian="12pt" style:font-name-complex="Calibri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0" table:default-cell-style-name="Excel_20_Built-in_20_Normal"/>
        <table:table-column table:style-name="co8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2" table:number-columns-repeated="3"/>
          <table:table-cell table:style-name="ce13" table:number-columns-repeated="17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4" office:value-type="string">
            <text:p>Le titre h1 contient <text:s/>un « . » </text:p>
            <text:p>en trop</text:p>
            <text:p/>
            <text:p>La « page2 » est un mauvais nom de page <text:s/></text:p>
          </table:table-cell>
          <table:table-cell table:style-name="ce4" office:value-type="string">
            <text:p>La syntaxe est mauvaise</text:p>
          </table:table-cell>
          <table:table-cell table:style-name="ce4" office:value-type="string">
            <text:p><text:span text:style-name="T1">Remplire ou supprimer la balise</text:span></text:p>
            <text:p><text:span text:style-name="T1"/></text:p>
            <text:p><text:span text:style-name="T1">Nommer « page2 » en « contact »</text:span>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Web/HTML/Element/title#référencement_seo">https://developer.mozilla.org/fr/docs/Web/HTML/Element/title#référencement_seo</text:a></text:p>
          </table:table-cell>
          <table:table-cell table:style-name="ce3" table:number-columns-repeated="3"/>
          <table:table-cell table:number-columns-repeated="1015"/>
        </table:table-row>
        <table:table-row table:style-name="ro3">
          <table:table-cell table:style-name="ce3" office:value-type="string">
            <text:p>Accessibilité</text:p>
          </table:table-cell>
          <table:table-cell table:style-name="ce4" office:value-type="string">
            <text:p>Mauvais contraste couleurs <text:s/>texte/images</text:p>
          </table:table-cell>
          <table:table-cell table:style-name="ce5" office:value-type="string">
            <text:p>Le texte est mal lisible à cause</text:p>
            <text:p>de la couleur choisit qui fait un</text:p>
            <text:p>mauvais contraste avec l'image </text:p>
            <text:p>de fond </text:p>
            <text:p>Le contraste des couleurs doit respecter </text:p>
            <text:p>Le niveau AA de WCAG 2.0 </text:p>
          </table:table-cell>
          <table:table-cell table:style-name="ce4" office:value-type="string">
            <text:p>Respecter le contraste pour une </text:p>
            <text:p>Bonne lecture du site</text:p>
            <text:p/>
            <text:p>Changer la couleur/emplacement </text:p>
            <text:p>du texte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ccessibilité/Checklist_accessibilite_mobile">https://developer.mozilla.org/fr/docs/Accessibilité/Checklist_accessibilite_mobi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a balise &lt;lang&gt; à la valeur « Default »</text:p>
          </table:table-cell>
          <table:table-cell table:style-name="ce4" office:value-type="string">
            <text:p>Mettre le bon langage est </text:p>
            <text:p>Obligatoire pour un bon</text:p>
            <text:p>Référencement de son site web</text:p>
          </table:table-cell>
          <table:table-cell table:style-name="ce4" office:value-type="string">
            <text:p/>
            <text:p>Utiliser l'attribut correspondant</text:p>
            <text:p>Au langage du site</text:p>
            <text:p>Donner à <text:s/>&lt;lang&gt; la valeur « fr »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www.w3.org/International/questions/qa-html-language-declarations#basics">https://www.w3.org/International/questions/qa-html-language-declarations#basic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a balise title contient un « . » dans head</text:p>
          </table:table-cell>
          <table:table-cell table:style-name="ce5" office:value-type="string">
            <text:p>Cette balise définie le titre affiché dans l’onglet du navigateur et le nom « . » n’est pas adapté.</text:p>
          </table:table-cell>
          <table:table-cell table:style-name="ce4" office:value-type="string">
            <text:p>Remplir la balise avec un vrai titre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pprendre/HTML/Balises_HTML">https://developer.mozilla.org/fr/docs/Apprendre/HTML/Balises_HTML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es images sont trop lourdes</text:p>
          </table:table-cell>
          <table:table-cell table:style-name="ce5" office:value-type="string">
            <text:p>le site met plus de temps à se charger</text:p>
          </table:table-cell>
          <table:table-cell table:style-name="ce5" office:value-type="string">
            <text:p><text:span text:style-name="T1">L'image doit être compressé pour </text:span></text:p>
            <text:p><text:span text:style-name="T1">Réduire sa taille</text:span>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Web/Media/Formats/Types_des_images">https://developer.mozilla.org/fr/docs/Web/Media/Formats/Types_des_image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mauvais responsive</text:p>
          </table:table-cell>
          <table:table-cell table:style-name="ce5" office:value-type="string">
            <text:p>Certains textes sont coupés</text:p>
            <text:p>Le footer est mal centré</text:p>
          </table:table-cell>
          <table:table-cell table:style-name="ce5" office:value-type="string">
            <text:p>Optimiser la navigation pour mobile</text:p>
            <text:p>Modifier la taille et l'emplacement</text:p>
            <text:p>Des élément pour tablette et mobile</text:p>
          </table:table-cell>
          <table:table-cell table:style-name="ce8" office:value-type="string">
            <text:p><text:s/>Oui</text:p>
          </table:table-cell>
          <table:table-cell table:style-name="ce3" office:value-type="string">
            <text:p><text:a xlink:href="https://developer.mozilla.org/fr/docs/Apprendre/CSS/CSS_layout/Responsive_Design">https://developer.mozilla.org/fr/docs/Apprendre/CSS/CSS_layout/Responsive_Design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Le footer contient beaucoup de liens et ils </text:p>
            <text:p>n’ont pas tous un rapport avec l’agence</text:p>
          </table:table-cell>
          <table:table-cell table:style-name="ce4" office:value-type="string">
            <text:p>L’échange excessif de liens est</text:p>
            <text:p>interdit et peut être dangereux </text:p>
            <text:p>Pour le référencement du site web</text:p>
          </table:table-cell>
          <table:table-cell table:style-name="ce4" office:value-type="string">
            <text:p>supprimer les liens en trop</text:p>
            <text:p>Faire attention <text:s/>aux liens du footer pour </text:p>
            <text:p>Rester pertinent <text:s/>avec l'activité de son site web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openclassrooms.com/fr/courses/5561431-augmentez-votre-trafic-grace-au-referencement-naturel-seo/5603511-nouez-des-partenariats">https://openclassrooms.com/fr/courses/5561431-augmentez-votre-trafic-grace-au-referencement-naturel-seo/5603511-nouez-des-partenariats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Il y a des mots clé caché dans des « div »</text:p>
          </table:table-cell>
          <table:table-cell table:style-name="ce4" office:value-type="string">
            <text:p>Il s’agit d’une technique de</text:p>
            <text:p>Black-hat qui est interdit</text:p>
          </table:table-cell>
          <table:table-cell table:style-name="ce4" office:value-type="string">
            <text:p>Supprimer ces div</text:p>
            <text:p>Ne pas utiliser le « black-hat »</text:p>
            <text:p>Pour le référencement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openclassrooms.com/fr/courses/5561431-augmentez-votre-trafic-grace-au-referencement-naturel-seo/5561438-analysez-le-fonctionnement-de-google">https://openclassrooms.com/fr/courses/5561431-augmentez-votre-trafic-grace-au-referencement-naturel-seo/5561438-analysez-le-fonctionnement-de-googl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Accessibilité</text:p>
          </table:table-cell>
          <table:table-cell table:style-name="ce4" office:value-type="string">
            <text:p>La police de certains paragraphes est trop</text:p>
            <text:p>Petite</text:p>
          </table:table-cell>
          <table:table-cell table:style-name="ce4" office:value-type="string">
            <text:p>Les petits paragraphes sont difficiles à lire</text:p>
          </table:table-cell>
          <table:table-cell table:style-name="ce6" office:value-type="string">
            <text:p>Agrandir la police pour qu'elle soit plus lisible</text:p>
          </table:table-cell>
          <table:table-cell table:style-name="ce8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5">
          <table:table-cell table:style-name="ce3" office:value-type="string">
            <text:p>SEO </text:p>
          </table:table-cell>
          <table:table-cell table:style-name="ce4" office:value-type="string">
            <text:p>Le code html est mal structuréde </text:p>
            <text:p>Et contient trop de balise «div»</text:p>
          </table:table-cell>
          <table:table-cell table:style-name="ce4" office:value-type="string">
            <text:p>La balise « div » n'est pas assez spécifique et la</text:p>
            <text:p>Sémantique n'est pas bonne pour le </text:p>
            <text:p>Référencement</text:p>
            <text:p/>
          </table:table-cell>
          <table:table-cell table:style-name="ce7" office:value-type="string">
            <text:p><text:span text:style-name="T2">Il faut une structure, header, section, article, div et</text:span></text:p>
            <text:p>Footer.</text:p>
          </table:table-cell>
          <table:table-cell table:style-name="ce8" office:value-type="string">
            <text:p>Oui</text:p>
          </table:table-cell>
          <table:table-cell table:style-name="ce3" office:value-type="string">
            <text:p><text:a xlink:href="https://developer.mozilla.org/fr/docs/Apprendre/HTML/Introduction_à_HTML/Document_and_website_structure">https://developer.mozilla.org/fr/docs/Apprendre/HTML/Introduction_à_HTML/Document_and_website_structure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Fichiers js et css peuvent êtres moins lourds</text:p>
          </table:table-cell>
          <table:table-cell table:style-name="ce4" office:value-type="string">
            <text:p>Les fichiers minifier sont moins lourds et </text:p>
            <text:p>Chargent plus rapidement</text:p>
          </table:table-cell>
          <table:table-cell table:style-name="ce4" office:value-type="string">
            <text:p>Minifier les fichiers js et css</text:p>
          </table:table-cell>
          <table:table-cell table:style-name="ce9" office:value-type="string">
            <text:p>Oui</text:p>
          </table:table-cell>
          <table:table-cell table:style-name="ce3" office:value-type="string">
            <text:p><text:a xlink:href="https://developer.mozilla.org/fr/docs/Glossaire/minification">https://developer.mozilla.org/fr/docs/Glossaire/minification</text:a></text:p>
          </table:table-cell>
          <table:table-cell table:style-name="ce3" table:number-columns-repeated="3"/>
          <table:table-cell table:number-columns-repeated="1015"/>
        </table:table-row>
        <table:table-row table:style-name="ro4">
          <table:table-cell table:style-name="ce3" office:value-type="string">
            <text:p>SEO </text:p>
          </table:table-cell>
          <table:table-cell table:style-name="ce4" office:value-type="string">
            <text:p>Certains textes sont des images</text:p>
          </table:table-cell>
          <table:table-cell table:style-name="ce5" office:value-type="string">
            <text:p>Ces images ne sont pas nécessaire et ralentissent le chargement de la page </text:p>
          </table:table-cell>
          <table:table-cell table:style-name="ce5" office:value-type="string">
            <text:p>Il vaut mieux mettre du texte à la place de ces images</text:p>
          </table:table-cell>
          <table:table-cell table:style-name="ce10" office:value-type="string">
            <text:p>Oui</text:p>
          </table:table-cell>
          <table:table-cell table:style-name="ce3" table:number-columns-repeated="4"/>
          <table:table-cell table:number-columns-repeated="1015"/>
        </table:table-row>
        <table:table-row table:style-name="ro4" table:number-rows-repeated="2">
          <table:table-cell table:style-name="ce3" table:number-columns-repeated="4"/>
          <table:table-cell table:style-name="ce11"/>
          <table:table-cell table:style-name="ce3" table:number-columns-repeated="4"/>
          <table:table-cell table:number-columns-repeated="1015"/>
        </table:table-row>
        <table:table-row table:style-name="ro4" table:number-rows-repeated="2">
          <table:table-cell table:style-name="ce3" table:number-columns-repeated="9"/>
          <table:table-cell table:number-columns-repeated="1015"/>
        </table:table-row>
        <table:table-row table:style-name="ro6" table:number-rows-repeated="9">
          <table:table-cell table:style-name="ce4" table:number-columns-repeated="6"/>
          <table:table-cell table:number-columns-repeated="1018"/>
        </table:table-row>
        <table:table-row table:style-name="ro6" table:number-rows-repeated="974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2">12/02/2021</text:date>, <text:time>14:1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2T14:10:14.21</dc:date>
    <dc:creator>Valentin Manguin</dc:creator>
    <meta:generator>OpenOffice/4.1.7$Win32 OpenOffice.org_project/417m1$Build-9800</meta:generator>
    <meta:editing-duration>PT5H13M50S</meta:editing-duration>
    <meta:editing-cycles>58</meta:editing-cycles>
    <meta:document-statistic meta:table-count="1" meta:cell-count="76" meta:object-count="0"/>
  </office:meta>
</office:document-meta>
</file>